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3" style:family="paragraph" style:parent-style-name="Standard">
      <style:text-properties style:font-name="Times New Roman1" fo:font-size="14pt" officeooo:paragraph-rsid="001564f4" style:font-size-asian="14pt" style:font-name-complex="Times New Roman2" style:font-size-complex="14pt"/>
    </style:style>
    <style:style style:name="P4" style:family="paragraph" style:parent-style-name="Standard">
      <style:text-properties style:font-name="Times New Roman1" officeooo:paragraph-rsid="001564f4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Times New Roman1" fo:font-size="16pt" style:font-size-asian="16pt" style:font-name-complex="Times New Roman2" style:font-size-complex="16pt"/>
    </style:style>
    <style:style style:name="P6" style:family="paragraph" style:parent-style-name="Standard">
      <style:text-properties style:font-name="Times New Roman1" fo:font-size="12pt" officeooo:rsid="000d23c3" officeooo:paragraph-rsid="000d23c3" style:font-size-asian="12pt" style:font-name-complex="Times New Roman2" style:font-size-complex="12pt"/>
    </style:style>
    <style:style style:name="P7" style:family="paragraph" style:parent-style-name="Standard">
      <style:text-properties style:font-name="Times New Roman1" fo:font-size="12pt" officeooo:rsid="000d48a3" officeooo:paragraph-rsid="00183852" style:font-size-asian="12pt" style:font-name-complex="Times New Roman2" style:font-size-complex="12pt"/>
    </style:style>
    <style:style style:name="P8" style:family="paragraph" style:parent-style-name="Standard">
      <style:text-properties style:font-name="Times New Roman1" fo:font-size="12pt" officeooo:rsid="001564f4" officeooo:paragraph-rsid="00183852" style:font-size-asian="12pt" style:font-name-complex="Times New Roman2" style:font-size-complex="12pt"/>
    </style:style>
    <style:style style:name="P9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List_20_Paragraph" style:list-style-name="WWNum2">
      <style:text-properties style:font-name="Times New Roman1" fo:font-size="12pt" style:font-size-asian="12pt" style:font-name-complex="Times New Roman2" style:font-size-complex="12pt"/>
    </style:style>
    <style:style style:name="P11" style:family="paragraph" style:parent-style-name="List_20_Paragraph" style:list-style-name="WWNum1">
      <style:text-properties style:font-name="Times New Roman1" fo:font-size="12pt" style:font-size-asian="12pt" style:font-name-complex="Times New Roman2" style:font-size-complex="12pt"/>
    </style:style>
    <style:style style:name="P12" style:family="paragraph" style:parent-style-name="List_20_Paragraph" style:list-style-name="WWNum1">
      <style:text-properties style:font-name="Times New Roman1" fo:font-size="12pt" officeooo:paragraph-rsid="000e34dd" style:font-size-asian="12pt" style:font-name-complex="Times New Roman2" style:font-size-complex="12pt"/>
    </style:style>
    <style:style style:name="T1" style:family="text">
      <style:text-properties officeooo:rsid="000d48a3"/>
    </style:style>
    <style:style style:name="T2" style:family="text">
      <style:text-properties officeooo:rsid="001564f4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4f4" style:font-size-asian="12pt" style:font-size-complex="12pt"/>
    </style:style>
    <style:style style:name="T5" style:family="text">
      <style:text-properties fo:font-size="12pt" style:font-size-asian="12pt" style:font-name-complex="Times New Roman2" style:font-size-complex="12pt"/>
    </style:style>
    <style:style style:name="T6" style:family="text">
      <style:text-properties fo:font-size="12pt" officeooo:rsid="001564f4" style:font-size-asian="12pt" style:font-name-complex="Times New Roman2" style:font-size-complex="12pt"/>
    </style:style>
    <style:style style:name="T7" style:family="text">
      <style:text-properties fo:font-size="12pt" officeooo:rsid="00176c3b" style:font-size-asian="12pt" style:font-name-complex="Times New Roman2" style:font-size-complex="12pt"/>
    </style:style>
    <style:style style:name="T8" style:family="text">
      <style:text-properties style:font-name="Times New Roman" officeooo:rsid="00106bb6"/>
    </style:style>
    <style:style style:name="T9" style:family="text">
      <style:text-properties style:font-name="Times New Roman" officeooo:rsid="001290cf"/>
    </style:style>
    <style:style style:name="T10" style:family="text">
      <style:text-properties style:font-name="Times New Roman" officeooo:rsid="00183852"/>
    </style:style>
    <style:style style:name="T11" style:family="text">
      <style:text-properties officeooo:rsid="00183852"/>
    </style:style>
    <style:style style:name="T12" style:family="text">
      <style:text-properties style:font-name="Times New Roman1" officeooo:rsid="00106bb6"/>
    </style:style>
    <style:style style:name="T13" style:family="text">
      <style:text-properties style:font-name="Times New Roman1" officeooo:rsid="001838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GO <text:span text:style-name="T2">M</text:span>anagement and <text:span text:style-name="T2">D</text:span>onation <text:span text:style-name="T2">S</text:span>ystem</text:p>
      <text:p text:style-name="P2">TEAM MEMBERS:</text:p>
      <text:list xml:id="list729796865916538802" text:style-name="WWNum2">
        <text:list-item>
          <text:p text:style-name="P10">Chehak Nayar:<text:tab/>1PE15CS042</text:p>
        </text:list-item>
        <text:list-item>
          <text:p text:style-name="P10">Divyaksh Shukla:<text:tab/>1PE15CS051 </text:p>
        </text:list-item>
      </text:list>
      <text:p text:style-name="P2"/>
      <text:p text:style-name="P2">ABSTRACT</text:p>
      <text:p text:style-name="P3"><text:span text:style-name="T3">A nonprofit </text:span><text:span text:style-name="T4">organisation's</text:span><text:span text:style-name="T3"> goals and objectives flow from its stated mission. The mission statement, created during the strategic planning process, describes the organization's overall purpose and is usually concise.</text:span></text:p>
      <text:p text:style-name="P4"><text:span text:style-name="T5">One of the biggest operational challenges faced by </text:span><text:span text:style-name="T6">nonprofit </text:span><text:span text:style-name="T5">organizations today is information management. No matter what </text:span><text:span text:style-name="T7">the</text:span><text:span text:style-name="T5"> organization does, </text:span><text:span text:style-name="T7">it</text:span><text:span text:style-name="T5"> can’t operate without collecting, storing, sharing, and archiving information.</text:span><text:span text:style-name="T3">In order to deal with more donors (at the top) and more beneficiaries (at the bottom), NGOs increasingly need systems to manage the creation, accessing and deployment information</text:span></text:p>
      <text:p text:style-name="P6"><text:s/>In our project we aim at helping out one such organisation, “Ekk Pahel” by creating a Database management web application to collect and manage its records. </text:p>
      <text:p text:style-name="P8"><text:span text:style-name="T11">O</text:span>ur project caters to <text:span text:style-name="T12">real world, operational organisation.</text:span><text:span text:style-name="T13">This</text:span> necessitates the need to involve the NGO in <text:span text:style-name="T11">the </text:span>decision-making process <text:span text:style-name="T11">to ensure their satisfaction</text:span>.</text:p>
      <text:p text:style-name="P7"><text:span text:style-name="T8">Our goal is to provide a prototype for an end to end web application to manage its donations </text:span><text:span text:style-name="T9">and </text:span><text:span text:style-name="T8">finance, record its past and future events and ach</text:span><text:span text:style-name="T10">ieve</text:span><text:span text:style-name="T8">ments, keep track of its members, their roles and contributions, </text:span>calendar of events and schedules.<text:span text:style-name="T8"> </text:span><text:s/>This could help in a smoother and seamless flow in the working process of the NGO, and could help take out the paper and sheet management. </text:p>
      <text:p text:style-name="P2"/>
      <text:p text:style-name="P2">FRONT END DETAILS:</text:p>
      <text:list xml:id="list3262199143092313728" text:style-name="WWNum1">
        <text:list-item>
          <text:p text:style-name="P11">Type of Application:<text:tab/><text:tab/>Web Application</text:p>
        </text:list-item>
        <text:list-item>
          <text:p text:style-name="P11">Programming Language:<text:tab/>Python / JavaScript</text:p>
        </text:list-item>
        <text:list-item>
          <text:p text:style-name="P12">Web Technologies used:<text:tab/>AngularJS, <text:span text:style-name="T1">Node.JS, </text:span>HTML5, CSS3, Bootstrap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5:25:00</meta:creation-date>
    <meta:initial-creator>Chehak Nayar</meta:initial-creator>
    <dc:language>en-IN</dc:language>
    <dc:date>2017-09-03T15:59:14.266340073</dc:date>
    <meta:editing-cycles>8</meta:editing-cycles>
    <meta:editing-duration>PT1H34M25S</meta:editing-duration>
    <meta:generator>LibreOffice/5.0.6.2$Linux_X86_64 LibreOffice_project/00m0$Build-2</meta:generator>
    <meta:document-statistic meta:table-count="0" meta:image-count="0" meta:object-count="0" meta:page-count="1" meta:paragraph-count="14" meta:word-count="243" meta:character-count="1616" meta:non-whitespace-character-count="13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